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87cf" officeooo:paragraph-rsid="000987c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987cf" officeooo:paragraph-rsid="000987c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87cf" officeooo:paragraph-rsid="000987cf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0987cf" officeooo:paragraph-rsid="000987cf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0b65e8" officeooo:paragraph-rsid="000b65e8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987cf" officeooo:paragraph-rsid="000987c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987cf" officeooo:paragraph-rsid="000b65e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b65e8" officeooo:paragraph-rsid="000b65e8" style:font-size-asian="12pt" style:font-weight-asian="normal" style:font-size-complex="12pt" style:font-weight-complex="normal"/>
    </style:style>
    <style:style style:name="T1" style:family="text">
      <style:text-properties officeooo:rsid="000b65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lletin</text:p>
      <text:p text:style-name="P2">Projeto de Rede Social Open-Source</text:p>
      <text:p text:style-name="P3"/>
      <text:list xml:id="list7846267202742690839" text:style-name="L1">
        <text:list-item>
          <text:p text:style-name="P4">O que é</text:p>
          <text:p text:style-name="P6">Bulletin é uma rede social open-source focado em fotos e videos e o estilo de postagem.</text:p>
          <text:p text:style-name="P6"/>
        </text:list-item>
        <text:list-item>
          <text:p text:style-name="P4">Como funciona <text:span text:style-name="T1">o cadastro</text:span></text:p>
          <text:p text:style-name="P6">Um usuário comum faz seu cadastro informando NOME, SOBRENOME, DATA DE NASCIMENTO, EMAIL <text:span text:style-name="T1">e</text:span> SENHA.</text:p>
          <text:p text:style-name="P6">O login é feito informando o EMAIL e SENHA.</text:p>
          <text:p text:style-name="P8">Caso não esteja cadastrado, o mesmo deve informar o NOME, SOBRENOME, NICKNAME, DATA DE NASCIMENTO, PAÍS, ESTADO OU PROVÍNCIA, SEXO, INTERESSES, SOBRE, dados de AUTENTICAÇÃO, FOTOS (capa e perfil) e CAPTCHA.</text:p>
          <text:p text:style-name="P7"/>
        </text:list-item>
        <text:list-item>
          <text:p text:style-name="P5">Versão Atual</text:p>
          <text:p text:style-name="P8">0.7.1-2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a</text:p>
        </text:list-item>
        <text:list-item>
          <text:p text:style-name="P4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40:38.144795630</meta:creation-date>
    <dc:date>2016-05-11T12:31:17.969512489</dc:date>
    <meta:editing-duration>PT15M18S</meta:editing-duration>
    <meta:editing-cycles>2</meta:editing-cycles>
    <meta:generator>LibreOffice/5.1.3.1$Linux_X86_64 LibreOffice_project/10m0$Build-1</meta:generator>
    <meta:document-statistic meta:table-count="0" meta:image-count="0" meta:object-count="0" meta:page-count="1" meta:paragraph-count="17" meta:word-count="104" meta:character-count="552" meta:non-whitespace-character-count="475"/>
  </office:meta>
</office:document-meta>
</file>